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3.134cm"/>
    </style:style>
    <style:style style:name="co5" style:family="table-column">
      <style:table-column-properties fo:break-before="auto" style:column-width="3.44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ext-properties fo:color="#ff0000" fo:font-weight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9"/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"/>
  </office:automatic-styles>
  <office:body>
    <office:spreadsheet>
      <table:table table:name="Full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8"/>
        <table:table-column table:style-name="co1" table:default-cell-style-name="ce10"/>
        <table:table-column table:style-name="co1" table:number-columns-repeated="1015" table:default-cell-style-name="Default"/>
        <table:table-row table:style-name="ro2">
          <table:table-cell table:style-name="ce1" office:value-type="string">
            <text:p>dim</text:p>
          </table:table-cell>
          <table:table-cell table:style-name="ce1" office:value-type="string">
            <text:p>temps filtre</text:p>
          </table:table-cell>
          <table:table-cell table:style-name="ce2" office:value-type="string">
            <text:p>temps gen</text:p>
          </table:table-cell>
          <table:table-cell table:style-name="ce1" office:value-type="string">
            <text:p>#vectors</text:p>
          </table:table-cell>
          <table:table-cell table:style-name="ce1" office:value-type="string">
            <text:p>#combs</text:p>
          </table:table-cell>
          <table:table-cell table:style-name="ce1" office:value-type="string">
            <text:p>#bases</text:p>
          </table:table-cell>
          <table:table-cell table:style-name="ce1" office:value-type="string">
            <text:p>%bases</text:p>
          </table:table-cell>
          <table:table-cell table:style-name="ce7"/>
          <table:table-cell table:style-name="ce9" office:value-type="string">
            <text:p>gen/seg</text:p>
          </table:table-cell>
          <table:table-cell table:style-name="ce1"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,000</text:p>
          </table:table-cell>
          <table:table-cell table:formula="of:=2^[.A2]-1" office:value-type="float" office:value="1">
            <text:p>1</text:p>
          </table:table-cell>
          <table:table-cell table:formula="of:=FACT([.D2])/FACT([.A2])/FACT([.D2]-[.A2])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" table:formula="of:=[.F2]/[.E2]" office:value-type="percentage" office:value="1">
            <text:p>100,00%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,000</text:p>
          </table:table-cell>
          <table:table-cell table:formula="of:=2^[.A3]-1" office:value-type="float" office:value="3">
            <text:p>3</text:p>
          </table:table-cell>
          <table:table-cell table:formula="of:=FACT([.D3])/FACT([.A3])/FACT([.D3]-[.A3])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6" table:formula="of:=[.F3]/[.E3]" office:value-type="percentage" office:value="1">
            <text:p>100,00%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,000</text:p>
          </table:table-cell>
          <table:table-cell table:formula="of:=2^[.A4]-1" office:value-type="float" office:value="7">
            <text:p>7</text:p>
          </table:table-cell>
          <table:table-cell table:formula="of:=FACT([.D4])/FACT([.A4])/FACT([.D4]-[.A4])" office:value-type="float" office:value="35">
            <text:p>35</text:p>
          </table:table-cell>
          <table:table-cell office:value-type="float" office:value="29">
            <text:p>29</text:p>
          </table:table-cell>
          <table:table-cell table:style-name="ce6" table:formula="of:=[.F4]/[.E4]" office:value-type="percentage" office:value="0.828571428571429">
            <text:p>82,86%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4">
            <text:p>0,04</text:p>
          </table:table-cell>
          <table:table-cell office:value-type="float" office:value="0">
            <text:p>0,000</text:p>
          </table:table-cell>
          <table:table-cell table:formula="of:=2^[.A5]-1" office:value-type="float" office:value="15">
            <text:p>15</text:p>
          </table:table-cell>
          <table:table-cell table:formula="of:=FACT([.D5])/FACT([.A5])/FACT([.D5]-[.A5])" office:value-type="float" office:value="1365">
            <text:p>1365</text:p>
          </table:table-cell>
          <table:table-cell office:value-type="float" office:value="940">
            <text:p>940</text:p>
          </table:table-cell>
          <table:table-cell table:style-name="ce6" table:formula="of:=[.F5]/[.E5]" office:value-type="percentage" office:value="0.688644688644689">
            <text:p>68,86%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.58">
            <text:p>5,58</text:p>
          </table:table-cell>
          <table:table-cell office:value-type="float" office:value="0.09">
            <text:p>0,090</text:p>
          </table:table-cell>
          <table:table-cell table:formula="of:=2^[.A6]-1" office:value-type="float" office:value="31">
            <text:p>31</text:p>
          </table:table-cell>
          <table:table-cell table:formula="of:=FACT([.D6])/FACT([.A6])/FACT([.D6]-[.A6])" office:value-type="float" office:value="169911">
            <text:p>169911</text:p>
          </table:table-cell>
          <table:table-cell office:value-type="float" office:value="104286">
            <text:p>104286</text:p>
          </table:table-cell>
          <table:table-cell table:style-name="ce6" table:formula="of:=[.F6]/[.E6]" office:value-type="percentage" office:value="0.613768384624892">
            <text:p>61,38%</text:p>
          </table:table-cell>
          <table:table-cell table:formula="of:=[.E6]/[.B6]" office:value-type="float" office:value="30450">
            <text:p>30450,0000</text:p>
          </table:table-cell>
          <table:table-cell table:formula="of:=[.E6]/[.C6]" office:value-type="float" office:value="1887900">
            <text:p>1887900</text:p>
          </table:table-cell>
          <table:table-cell table:formula="of:=[.B6]/[.C6]" office:value-type="float" office:value="62">
            <text:p>62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66.29">
            <text:p>2366,29</text:p>
          </table:table-cell>
          <table:table-cell office:value-type="float" office:value="13.76">
            <text:p>13,760</text:p>
          </table:table-cell>
          <table:table-cell table:formula="of:=2^[.A7]-1" office:value-type="float" office:value="63">
            <text:p>63</text:p>
          </table:table-cell>
          <table:table-cell table:formula="of:=FACT([.D7])/FACT([.A7])/FACT([.D7]-[.A7])" office:value-type="float" office:value="67945521">
            <text:p>67945521</text:p>
          </table:table-cell>
          <table:table-cell office:value-type="float" office:value="40075169">
            <text:p>40075169</text:p>
          </table:table-cell>
          <table:table-cell table:style-name="ce6" table:formula="of:=[.F7]/[.E7]" office:value-type="percentage" office:value="0.589813256417594">
            <text:p>58,98%</text:p>
          </table:table-cell>
          <table:table-cell table:formula="of:=[.E7]/[.H6]" office:value-type="float" office:value="2231.38">
            <text:p>2231,3800</text:p>
          </table:table-cell>
          <table:table-cell table:formula="of:=[.E7]/[.C7]" office:value-type="float" office:value="4937901.23546511">
            <text:p>4937901</text:p>
          </table:table-cell>
          <table:table-cell table:formula="of:=[.B7]/[.C7]" office:value-type="float" office:value="171.96875">
            <text:p>171,96875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/>
          <table:table-cell table:style-name="ce4" table:formula="of:=[.E8]/[.I7]" office:value-type="float" office:value="18096.0313935042">
            <text:p>18096,031</text:p>
          </table:table-cell>
          <table:table-cell table:formula="of:=2^[.A8]-1" office:value-type="float" office:value="127">
            <text:p>127</text:p>
          </table:table-cell>
          <table:table-cell table:formula="of:=FACT([.D8])/FACT([.A8])/FACT([.D8]-[.A8])" office:value-type="float" office:value="89356415775">
            <text:p>89356415775</text:p>
          </table:table-cell>
          <table:table-cell table:style-name="ce5" table:formula="of:=[.E8]*[.G7]" office:value-type="float" office:value="52703598570.0572">
            <text:p>52703598570,0572</text:p>
          </table:table-cell>
          <table:table-cell/>
          <table:table-cell table:formula="of:=[.E8]/[.H6]/3600/24" office:value-type="float" office:value="33.9644589547984">
            <text:p>33,9645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2" table:style-name="ta1">
        <table:table-column table:style-name="co1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8:32:16</meta:creation-date>
    <dc:date>2014-09-28T23:09:44</dc:date>
    <meta:editing-duration>PT1H19M5S</meta:editing-duration>
    <meta:editing-cycles>4</meta:editing-cycles>
    <meta:generator>LibreOffice/3.5$Linux_X86_64 LibreOffice_project/350m1$Build-2</meta:generator>
    <dc:creator>Alexis Roda</dc:creator>
    <meta:document-statistic meta:table-count="3" meta:cell-count="62" meta:object-count="0"/>
  </office:meta>
</office:document-meta>
</file>